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paragraph-properties fo:break-before="page"/>
      <style:text-properties style:font-name="Liberation Serif"/>
    </style:style>
    <style:style style:name="P6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Courier New"/>
    </style:style>
    <style:style style:name="P10" style:family="paragraph" style:parent-style-name="Standard">
      <style:text-properties style:font-name="Courier New" fo:font-style="italic" style:font-style-asian="italic" style:font-style-complex="italic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871c4"/>
    </style:style>
    <style:style style:name="T2" style:family="text">
      <style:text-properties officeooo:rsid="0022d049"/>
    </style:style>
    <style:style style:name="T3" style:family="text">
      <style:text-properties style:font-name="Times New Roman" fo:font-size="12pt"/>
    </style:style>
    <style:style style:name="T4" style:family="text">
      <style:text-properties style:font-name="Times New Roman" fo:font-size="12pt" officeooo:rsid="0058126a"/>
    </style:style>
    <style:style style:name="T5" style:family="text">
      <style:text-properties officeooo:rsid="000e47ae"/>
    </style:style>
    <style:style style:name="T6" style:family="text">
      <style:text-properties officeooo:rsid="004b2bcf"/>
    </style:style>
    <style:style style:name="T7" style:family="text">
      <style:text-properties officeooo:rsid="004bd98a"/>
    </style:style>
    <style:style style:name="T8" style:family="text">
      <style:text-properties officeooo:rsid="004c93db"/>
    </style:style>
    <style:style style:name="T9" style:family="text">
      <style:text-properties officeooo:rsid="004d829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fo:font-size="10pt" officeooo:rsid="00840c47" style:font-size-asian="10pt" style:font-size-complex="10pt"/>
    </style:style>
    <style:style style:name="T1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Liberation Serif" fo:font-size="10pt" fo:font-weight="normal" officeooo:rsid="00502872" style:font-size-asian="10pt" style:font-weight-asian="normal" style:font-size-complex="10pt" style:font-weight-complex="normal"/>
    </style:style>
    <style:style style:name="T16" style:family="text">
      <style:text-properties officeooo:rsid="004ec28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) </text:p>
      <text:p text:style-name="P4">Algorithmus: </text:p>
      <text:p text:style-name="P4">Speichere den Wert des ersten Elements in einer Variablen.</text:p>
      <text:p text:style-name="P4">Setze dann das erste Element auf den Wert des letzten Elements, </text:p>
      <text:p text:style-name="P4">und dann das letzte Element auf den Wert der Variablen.</text:p>
      <text:p text:style-name="P4"/>
      <text:p text:style-name="P9">public void erstesLetztes()</text:p>
      <text:p text:style-name="P9">{</text:p>
      <text:p text:style-name="P9"><text:s text:c="3"/>int temp;</text:p>
      <text:p text:style-name="P9"><text:s text:c="3"/>temp = liste[0];</text:p>
      <text:p text:style-name="P9"><text:s text:c="3"/>liste[0<text:span text:style-name="T1">] </text:span>= <text:span text:style-name="T1">l</text:span>iste[liste.length - 1];</text:p>
      <text:p text:style-name="P9"><text:s text:c="3"/>liste[liste.length – 1] = <text:span text:style-name="T1">t</text:span>emp;</text:p>
      <text:p text:style-name="P9">}</text:p>
      <text:p text:style-name="P4"/>
      <text:p text:style-name="P4">b) <text:s/></text:p>
      <text:p text:style-name="P4">Algorithmus:</text:p>
      <text:p text:style-name="P4"><text:span text:style-name="T6">Wiederhole</text:span> vom Anfang bis zur Mitte de<text:span text:style-name="T1">s Arrays, mit i als Index:</text:span></text:p>
      <text:p text:style-name="P4"><text:tab/>Vertausche das i-te <text:span text:style-name="T1">Element <text:s/></text:span>mit dem i-t <text:span text:style-name="T1">letzten</text:span> Element</text:p>
      <text:p text:style-name="P4"><text:tab/>Zum Vertauschen <text:span text:style-name="T1">nutze eine</text:span> Variable <text:span text:style-name="T1">(</text:span>wie bei Aufg. <text:span text:style-name="T6">a</text:span>)</text:p>
      <text:p text:style-name="P4"/>
      <text:p text:style-name="P4"><text:span text:style-name="T7">Hinweis: </text:span>bei ungerader <text:span text:style-name="T8">Anzahl wird das mittlere Element nicht berührt.</text:span></text:p>
      <text:p text:style-name="P4"/>
      <text:p text:style-name="P9"><text:span text:style-name="T6">p</text:span>ublic void reihenfolgeUmdrehen()</text:p>
      <text:p text:style-name="P9">{</text:p>
      <text:p text:style-name="P9"><text:s text:c="3"/>int i, temp;</text:p>
      <text:p text:style-name="P9"><text:s text:c="3"/>for (i = 0; i &lt; liste.length / 2; i++)</text:p>
      <text:p text:style-name="P9"><text:s text:c="3"/>{</text:p>
      <text:p text:style-name="P9"><text:s text:c="6"/>temp = liste[i];</text:p>
      <text:p text:style-name="P9"><text:s text:c="6"/>liste[i] = liste[liste.length - i - 1];</text:p>
      <text:p text:style-name="P9"><text:s text:c="6"/>liste[liste.length - i - 1] = temp;</text:p>
      <text:p text:style-name="P9"><text:s text:c="3"/>}</text:p>
      <text:p text:style-name="P9">}</text:p>
      <text:p text:style-name="P4"/>
      <text:p text:style-name="P4">c) <text:s/></text:p>
      <text:p text:style-name="P4">Algorithmus:</text:p>
      <text:p text:style-name="P4">Speichere das erste Element in einer Variablen.</text:p>
      <text:p text:style-name="P4"><text:span text:style-name="T6">Wiederhole vom ersten</text:span> <text:span text:style-name="T5">bis zum vorletzten Element:</text:span></text:p>
      <text:p text:style-name="P4"><text:tab/>Setze das aktuelle Element auf den Wert seines Nachfolgers</text:p>
      <text:p text:style-name="P4"/>
      <text:p text:style-name="P4">Nach der Schleife setze das letzte Element auf den Wert der Variablen.</text:p>
      <text:p text:style-name="P4"/>
      <text:p text:style-name="P9">public void schiebeLinks()</text:p>
      <text:p text:style-name="P9">{</text:p>
      <text:p text:style-name="P9"><text:s text:c="3"/>int i, temp;</text:p>
      <text:p text:style-name="P9"><text:s text:c="3"/>temp = liste[0];</text:p>
      <text:p text:style-name="P9"><text:s text:c="3"/>for (i = 0; i &lt; liste.length - 1; i++)</text:p>
      <text:p text:style-name="P9"><text:s text:c="3"/>{</text:p>
      <text:p text:style-name="P9"><text:s text:c="6"/>liste[i] = liste[i+1];</text:p>
      <text:p text:style-name="P9"><text:s text:c="3"/>}</text:p>
      <text:p text:style-name="P9"><text:s text:c="3"/>liste[liste.length - 1] = temp;</text:p>
      <text:p text:style-name="P9">}</text:p>
      <text:p text:style-name="P4"/>
      <text:p text:style-name="P4"><text:soft-page-break/>d)</text:p>
      <text:p text:style-name="P4">Algorithmus:</text:p>
      <text:p text:style-name="P4">Speichere das <text:span text:style-name="T8">letzte</text:span> Element in einer Variablen.</text:p>
      <text:p text:style-name="P4"><text:span text:style-name="T6">Wiederhole vom letzten</text:span> <text:span text:style-name="T5">bis zum zweiten Element (rückwärts):</text:span></text:p>
      <text:p text:style-name="P4"><text:tab/>Setze das aktuelle Element auf den Wert seines Vorgängers</text:p>
      <text:p text:style-name="P4"/>
      <text:p text:style-name="P4">Nach der Schleife setze das erste Element auf den Wert der Variablen.</text:p>
      <text:p text:style-name="P4"/>
      <text:p text:style-name="P9">public void schiebeRechts()</text:p>
      <text:p text:style-name="P9">{</text:p>
      <text:p text:style-name="P9"><text:s text:c="3"/>int i, temp;</text:p>
      <text:p text:style-name="P9"><text:s text:c="3"/>temp = liste[liste.length-1];</text:p>
      <text:p text:style-name="P9"><text:s text:c="3"/>for (i = liste.length-1; i &gt; 0; i--)</text:p>
      <text:p text:style-name="P9"><text:s text:c="3"/>{</text:p>
      <text:p text:style-name="P9"><text:s text:c="6"/>liste[i] = liste[i-1];</text:p>
      <text:p text:style-name="P9"><text:s text:c="3"/>}</text:p>
      <text:p text:style-name="P9"><text:s text:c="3"/>liste[0] = temp;</text:p>
      <text:p text:style-name="P9">}</text:p>
      <text:p text:style-name="P4"/>
      <text:p text:style-name="P4"/>
      <text:p text:style-name="P4"><text:span text:style-name="T9">e</text:span>)</text:p>
      <text:p text:style-name="P4">Algorithmus:</text:p>
      <text:p text:style-name="P4">Wiederhole 50 mal:</text:p>
      <text:p text:style-name="P4"><text:tab/>Setze zwei Variablen a und b jeweils auf eine zufällige Zahl zwischen 0 und Länge – 1</text:p>
      <text:p text:style-name="P4"><text:tab/>Tausche die Elemente an Position a und b (mithilfe einer Variablen)</text:p>
      <text:p text:style-name="P4"/>
      <text:p text:style-name="P9">public void mischen()</text:p>
      <text:p text:style-name="P9">{</text:p>
      <text:p text:style-name="P9"><text:s text:c="3"/>int i, a, b, temp;</text:p>
      <text:p text:style-name="P9"/>
      <text:p text:style-name="P9"><text:s text:c="3"/>for (i = 0; i &lt; 50; i++)</text:p>
      <text:p text:style-name="P9"><text:s text:c="3"/>{</text:p>
      <text:p text:style-name="P9"><text:s text:c="6"/>a = (int)(Math.random() * liste.length);</text:p>
      <text:p text:style-name="P9"><text:s text:c="6"/>b = (int)(Math.random() * liste.length);</text:p>
      <text:p text:style-name="P9"><text:s text:c="6"/>temp <text:s text:c="4"/>= liste[a];</text:p>
      <text:p text:style-name="P9"><text:s text:c="6"/>liste[a] = liste[b];</text:p>
      <text:p text:style-name="P9"><text:s text:c="6"/>liste[b] = temp;</text:p>
      <text:p text:style-name="P9"><text:s text:c="3"/>}</text:p>
      <text:p text:style-name="P9">}</text:p>
      <text:p text:style-name="P4"/>
      <text:p text:style-name="P4"/>
      <text:p text:style-name="P5"><text:span text:style-name="T9">e</text:span>)</text:p>
      <text:p text:style-name="P4">Algorithmus:</text:p>
      <text:p text:style-name="P4">Eine Variable „anzahl“ zählt, wie viele negative Zahlen das Array enthält.</text:p>
      <text:p text:style-name="P4">Setze sie zu Beginn auf 0.</text:p>
      <text:p text:style-name="P4">Eine zweite Variable i steht für den aktuellen Index, setze sie auch auf 0.</text:p>
      <text:p text:style-name="P4"/>
      <text:p text:style-name="P4">Wiederhole, solange i + anzahl kleiner als die Anzahl der Elemente ist:</text:p>
      <text:p text:style-name="P4"><text:tab/>Solange das Element an Position i + anzahl negativ ist (und das Ende nicht erreicht ist):</text:p>
      <text:p text:style-name="P4"><text:tab/><text:tab/>erhöhe anzahl <text:span text:style-name="T16">um 1</text:span></text:p>
      <text:p text:style-name="P4"><text:tab/>Falls eine negative Zahl gefunden wurde (anzahl &gt; 0) </text:p>
      <text:p text:style-name="P4"><text:tab/>und die letzte gefundene negative Zahl nicht am Ende des Array steht:</text:p>
      <text:p text:style-name="P4"><text:tab/><text:tab/><text:span text:style-name="T9">Setze das aktuelle Element (an Pos. i) auf die Zahl hinter der letzten negativen</text:span></text:p>
      <text:p text:style-name="P4"><text:tab/><text:span text:style-name="T16">Erhöhe i um 1</text:span></text:p>
      <text:p text:style-name="P4"/>
      <text:p text:style-name="P4">Jetzt sind alle nicht-negativen Zahlen nach vorn geschoben.</text:p>
      <text:p text:style-name="P4">Die letzten „anzahl“ Elemente müssen mit 0 überschrieben werden.</text:p>
      <text:p text:style-name="P4"/>
      <text:p text:style-name="P9">public void negativeLoeschen()</text:p>
      <text:p text:style-name="P9">{</text:p>
      <text:p text:style-name="P9"><text:s text:c="3"/>int i, anzahl; </text:p>
      <text:p text:style-name="P9"><text:s text:c="3"/>anzahl = 0;</text:p>
      <text:p text:style-name="P9"/>
      <text:p text:style-name="P9"><text:s text:c="3"/>for (i = 0; i &lt; liste.length - anzahl; i++)</text:p>
      <text:p text:style-name="P9"><text:s text:c="3"/>{</text:p>
      <text:p text:style-name="P9"><text:s text:c="6"/>while (i + anzahl &lt; liste.length &amp;&amp; liste[i + anzahl] &lt; 0)</text:p>
      <text:p text:style-name="P9"><text:s text:c="6"/>{</text:p>
      <text:p text:style-name="P9"><text:s text:c="9"/>anzahl++;</text:p>
      <text:p text:style-name="P9"><text:s text:c="6"/>}</text:p>
      <text:p text:style-name="P9"><text:s text:c="6"/><text:span text:style-name="T10">// Sonderfall: falls am Ende eine negative Zahl steht,</text:span></text:p>
      <text:p text:style-name="P10"><text:s text:c="6"/>// wird nichts vorgezogen</text:p>
      <text:p text:style-name="P9"><text:s text:c="6"/>if (anzahl &gt; 0 &amp;&amp; i + anzahl &lt; liste.length)</text:p>
      <text:p text:style-name="P9"><text:s text:c="6"/>{</text:p>
      <text:p text:style-name="P9"><text:s text:c="9"/>liste[i] = liste[i+anzahl];</text:p>
      <text:p text:style-name="P9"><text:s text:c="6"/>}</text:p>
      <text:p text:style-name="P9"><text:s text:c="3"/>}</text:p>
      <text:p text:style-name="P9"><text:s text:c="8"/></text:p>
      <text:p text:style-name="P9"><text:s text:c="3"/>for (i = liste.length-anzahl; i &lt; liste.length; i++)</text:p>
      <text:p text:style-name="P9"><text:s text:c="3"/>{</text:p>
      <text:p text:style-name="P9"><text:s text:c="6"/>liste[i] = 0;</text:p>
      <text:p text:style-name="P9"><text:s text:c="3"/>}</text:p>
      <text:p text:style-name="P9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name="Form1" draw:style-name="gr1" draw:text-style-name="P11" svg:width="1.795cm" svg:height="0.63cm" svg:x="15.196cm" svg:y="0.335cm"><draw:image xlink:href="Pictures/10000000000000580000001F84D8045FF773DCF2.png" xlink:type="simple" xlink:show="embed" xlink:actuate="onLoad" draw:mime-type="image/png"><text:p/></draw:image></draw:frame></text:p>
      <text:p text:style-name="Standard"><text:span text:style-name="T11">Autor: </text:span><text:span text:style-name="T12">Christian Pothmann – </text:span><text:a xlink:type="simple" xlink:href="https://cpothmann.de/" text:style-name="Internet_20_link" text:visited-style-name="Visited_20_Internet_20_Link"><text:span text:style-name="T12">c</text:span></text:a><text:a xlink:type="simple" xlink:href="https://cpothmann.de/" text:style-name="Internet_20_link" text:visited-style-name="Visited_20_Internet_20_Link"><text:span text:style-name="T13">pothmann.de</text:span></text:a><text:span text:style-name="T13">, f</text:span><text:span text:style-name="T14">reigegeben unter </text:span><text:a xlink:type="simple" xlink:href="https://creativecommons.org/licenses/by-nc-sa/4.0/" text:style-name="Internet_20_link" text:visited-style-name="Visited_20_Internet_20_Link"><text:span text:style-name="T14">CC BY-NC-SA 4.0</text:span></text:a><text:span text:style-name="T14">, </text:span><text:span text:style-name="T15">Januar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871c4"/>
    </style:style>
    <style:style style:name="MT2" style:family="text">
      <style:text-properties officeooo:rsid="0022d049"/>
    </style:style>
    <style:style style:name="MT3" style:family="text">
      <style:text-properties style:font-name="Times New Roman" fo:font-size="12pt" officeooo:rsid="0058126a"/>
    </style:style>
    <style:style style:name="MT4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40145111712">
            <table:table-cell table:style-name="Tabelle1.A1" office:value-type="string">
              <text:p text:style-name="MP1">Elemente verschieben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8-13T13:54:02.176000000</dc:date>
    <meta:editing-duration>PT4H51M15S</meta:editing-duration>
    <meta:editing-cycles>55</meta:editing-cycles>
    <meta:generator>LibreOffice/7.3.3.2$Windows_X86_64 LibreOffice_project/d1d0ea68f081ee2800a922cac8f79445e4603348</meta:generator>
    <meta:document-statistic meta:table-count="2" meta:image-count="0" meta:object-count="0" meta:page-count="3" meta:paragraph-count="121" meta:word-count="561" meta:character-count="3452" meta:non-whitespace-character-count="2743"/>
  </office:meta>
</office:document-meta>
</file>